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blication Request: </text:p>
      <text:p text:style-name="Standard"><text:s text:c="3"/>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Standard"><text:s text:c="3"/>This file describes the contents of the heart-disease directory.</text:p>
      <text:p text:style-name="Standard"/>
      <text:p text:style-name="Standard"><text:s text:c="3"/>This directory contains 4 databases concerning heart disease diagnosis.</text:p>
      <text:p text:style-name="Standard"><text:s text:c="3"/>All attributes are numeric-valued. <text:s/>The data was collected from the</text:p>
      <text:p text:style-name="Standard"><text:s text:c="3"/>four following locations:</text:p>
      <text:p text:style-name="Standard"/>
      <text:p text:style-name="Standard"><text:s text:c="5"/>1. Cleveland Clinic Foundation (cleveland.data)</text:p>
      <text:p text:style-name="Standard"><text:s text:c="5"/>2. Hungarian Institute of Cardiology, Budapest (hungarian.data)</text:p>
      <text:p text:style-name="Standard"><text:s text:c="5"/>3. V.A. Medical Center, Long Beach, CA (long-beach-va.data)</text:p>
      <text:p text:style-name="Standard"><text:s text:c="5"/>4. University Hospital, Zurich, Switzerland (switzerland.data)</text:p>
      <text:p text:style-name="Standard"/>
      <text:p text:style-name="Standard"><text:s text:c="3"/>Each database has the same instance format. <text:s/>While the databases have 76</text:p>
      <text:p text:style-name="Standard"><text:s text:c="3"/>raw attributes, only 14 of them are actually used. <text:s/>Thus I've taken the</text:p>
      <text:p text:style-name="Standard"><text:s text:c="3"/>liberty of making 2 copies of each database: one with all the attributes</text:p>
      <text:p text:style-name="Standard"><text:s text:c="3"/>and 1 with the 14 attributes actually used in past experiments.</text:p>
      <text:p text:style-name="Standard"/>
      <text:p text:style-name="Standard"><text:s text:c="3"/>The authors of the databases have requested:</text:p>
      <text:p text:style-name="Standard"/>
      <text:p text:style-name="Standard"><text:s text:c="6"/>...that any publications resulting from the use of the data include the </text:p>
      <text:p text:style-name="Standard"><text:s text:c="6"/>names of the principal investigator responsible for the data collection</text:p>
      <text:p text:style-name="Standard"><text:s text:c="6"/>at each institution. <text:s/>They would be:</text:p>
      <text:p text:style-name="Standard"/>
      <text:p text:style-name="Standard"><text:s text:c="7"/>1. Hungarian Institute of Cardiology. Budapest: Andras Janosi, M.D.</text:p>
      <text:p text:style-name="Standard"><text:s text:c="7"/>2. University Hospital, Zurich, Switzerland: William Steinbrunn, M.D.</text:p>
      <text:p text:style-name="Standard"><text:s text:c="7"/>3. University Hospital, Basel, Switzerland: Matthias Pfisterer, M.D.</text:p>
      <text:p text:style-name="Standard"><text:s text:c="7"/>4. V.A. Medical Center, Long Beach and Cleveland Clinic Foundation:</text:p>
      <text:p text:style-name="Standard"><text:tab/> <text:s/>Robert Detrano, M.D., Ph.D.</text:p>
      <text:p text:style-name="Standard"/>
      <text:p text:style-name="Standard"><text:s text:c="3"/>Thanks in advance for abiding by this request.</text:p>
      <text:p text:style-name="Standard"/>
      <text:p text:style-name="Standard"><text:s text:c="3"/>David Aha</text:p>
      <text:p text:style-name="Standard"><text:s text:c="3"/>July 22, 1988</text:p>
      <text:p text:style-name="Standard"><text:s text:c="3"/>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Standard"/>
      <text:p text:style-name="Standard">1. Title: Heart Disease Databases</text:p>
      <text:p text:style-name="Standard"/>
      <text:p text:style-name="Standard">2. Source Information:</text:p>
      <text:p text:style-name="Standard"><text:s text:c="3"/>(a) Creators: </text:p>
      <text:p text:style-name="Standard"><text:s text:c="7"/>-- 1. Hungarian Institute of Cardiology. Budapest: Andras Janosi, M.D.</text:p>
      <text:p text:style-name="Standard"><text:s text:c="7"/>-- 2. University Hospital, Zurich, Switzerland: William Steinbrunn, M.D.</text:p>
      <text:p text:style-name="Standard"><text:s text:c="7"/>-- 3. University Hospital, Basel, Switzerland: Matthias Pfisterer, M.D.</text:p>
      <text:p text:style-name="Standard"><text:s text:c="7"/>-- 4. V.A. Medical Center, Long Beach and Cleveland Clinic Foundation:</text:p>
      <text:p text:style-name="Standard"><text:s text:c="13"/>Robert Detrano, M.D., Ph.D.</text:p>
      <text:p text:style-name="Standard"><text:s text:c="3"/>(b) Donor: David W. Aha (aha@ics.uci.edu) (714) 856-8779 <text:s text:c="2"/></text:p>
      <text:p text:style-name="Standard"><text:s text:c="3"/>(c) Date: July, 1988</text:p>
      <text:p text:style-name="Standard"/>
      <text:p text:style-name="Standard">3. Past Usage:</text:p>
      <text:p text:style-name="Standard"><text:s text:c="4"/>1. Detrano,~R., Janosi,~A., Steinbrunn,~W., Pfisterer,~M., Schmid,~J.,</text:p>
      <text:p text:style-name="Standard"><text:soft-page-break/><text:s text:c="7"/>Sandhu,~S., Guppy,~K., Lee,~S., \&amp; Froelicher,~V. (1989). <text:s/>{\it </text:p>
      <text:p text:style-name="Standard"><text:s text:c="7"/>International application of a new probability algorithm for the </text:p>
      <text:p text:style-name="Standard"><text:s text:c="7"/>diagnosis of coronary artery disease.} <text:s/>{\it American Journal of </text:p>
      <text:p text:style-name="Standard"><text:s text:c="7"/>Cardiology}, {\it 64},304--310.</text:p>
      <text:p text:style-name="Standard"><text:s text:c="7"/>-- International Probability Analysis </text:p>
      <text:p text:style-name="Standard"><text:s text:c="7"/>-- Address: Robert Detrano, M.D.</text:p>
      <text:p text:style-name="Standard"><text:s text:c="19"/>Cardiology 111-C</text:p>
      <text:p text:style-name="Standard"><text:s text:c="19"/>V.A. Medical Center</text:p>
      <text:p text:style-name="Standard"><text:s text:c="19"/>5901 E. 7th Street</text:p>
      <text:p text:style-name="Standard"><text:s text:c="19"/>Long Beach, CA 90028</text:p>
      <text:p text:style-name="Standard"><text:s text:c="7"/>-- Results in percent accuracy: (for 0.5 probability threshold)</text:p>
      <text:p text:style-name="Standard"><text:s text:c="13"/>Data Name: <text:s/>CDF <text:s text:c="3"/>CADENZA</text:p>
      <text:p text:style-name="Standard"><text:s text:c="10"/>-- Hungarian <text:s text:c="2"/>77 <text:s text:c="4"/>74</text:p>
      <text:p text:style-name="Standard"><text:s text:c="13"/>Long beach <text:s/>79 <text:s text:c="4"/>77</text:p>
      <text:p text:style-name="Standard"><text:s text:c="13"/>Swiss <text:s text:c="6"/>81 <text:s text:c="4"/>81</text:p>
      <text:p text:style-name="Standard"><text:s text:c="10"/>-- Approximately a 77% correct classification accuracy with a</text:p>
      <text:p text:style-name="Standard"><text:s text:c="13"/>logistic-regression-derived discriminant function</text:p>
      <text:p text:style-name="Standard"><text:s text:c="4"/>2. David W. Aha &amp; Dennis Kibler</text:p>
      <text:p text:style-name="Standard"><text:s text:c="7"/>-- </text:p>
      <text:p text:style-name="Standard"><text:s text:c="10"/></text:p>
      <text:p text:style-name="Standard"><text:s text:c="10"/></text:p>
      <text:p text:style-name="Standard"><text:s text:c="10"/>-- Instance-based prediction of heart-disease presence with the </text:p>
      <text:p text:style-name="Standard"><text:s text:c="13"/>Cleveland database</text:p>
      <text:p text:style-name="Standard"><text:s text:c="13"/>-- NTgrowth: 77.0% accuracy</text:p>
      <text:p text:style-name="Standard"><text:s text:c="13"/>-- <text:s text:c="6"/>C4: 74.8% accuracy</text:p>
      <text:p text:style-name="Standard"><text:s text:c="4"/>3. John Gennari</text:p>
      <text:p text:style-name="Standard"><text:s text:c="7"/>-- Gennari, J.~H., Langley, P, \&amp; Fisher, D. (1989). Models of</text:p>
      <text:p text:style-name="Standard"><text:s text:c="10"/>incremental concept formation. {\it Artificial Intelligence, 40},</text:p>
      <text:p text:style-name="Standard"><text:s text:c="10"/>11--61.</text:p>
      <text:p text:style-name="Standard"><text:s text:c="7"/>-- Results: </text:p>
      <text:p text:style-name="Standard"><text:s text:c="10"/>-- The CLASSIT conceptual clustering system achieved a 78.9% accuracy</text:p>
      <text:p text:style-name="Standard"><text:s text:c="13"/>on the Cleveland database.</text:p>
      <text:p text:style-name="Standard"/>
      <text:p text:style-name="Standard">4. Relevant Information:</text:p>
      <text:p text:style-name="Standard"><text:s text:c="5"/>This database contains 76 attributes, but all published experiments</text:p>
      <text:p text:style-name="Standard"><text:s text:c="5"/>refer to using a subset of 14 of them. <text:s/>In particular, the Cleveland</text:p>
      <text:p text:style-name="Standard"><text:s text:c="5"/>database is the only one that has been used by ML researchers to </text:p>
      <text:p text:style-name="Standard"><text:s text:c="5"/>this date. <text:s/>The "goal" field refers to the presence of heart disease</text:p>
      <text:p text:style-name="Standard"><text:s text:c="5"/>in the patient. <text:s/>It is integer valued from 0 (no presence) to 4.</text:p>
      <text:p text:style-name="Standard"><text:s text:c="5"/>Experiments with the Cleveland database have concentrated on simply</text:p>
      <text:p text:style-name="Standard"><text:s text:c="5"/>attempting to distinguish presence (values 1,2,3,4) from absence (value</text:p>
      <text:p text:style-name="Standard"><text:s text:c="5"/>0). <text:s/></text:p>
      <text:p text:style-name="Standard"><text:s text:c="3"/></text:p>
      <text:p text:style-name="Standard"><text:s text:c="5"/>The names and social security numbers of the patients were recently </text:p>
      <text:p text:style-name="Standard"><text:s text:c="5"/>removed from the database, replaced with dummy values.</text:p>
      <text:p text:style-name="Standard"/>
      <text:p text:style-name="Standard"><text:s text:c="5"/>One file has been "processed", that one containing the Cleveland </text:p>
      <text:p text:style-name="Standard"><text:s text:c="5"/>database. <text:s/>All four unprocessed files also exist in this directory.</text:p>
      <text:p text:style-name="Standard"><text:s text:c="4"/></text:p>
      <text:p text:style-name="Standard">5. Number of Instances: </text:p>
      <text:p text:style-name="Standard"><text:s text:c="8"/>Database: <text:s text:c="3"/># of instances:</text:p>
      <text:p text:style-name="Standard"><text:s text:c="10"/>Cleveland: 303</text:p>
      <text:p text:style-name="Standard"><text:soft-page-break/><text:s text:c="10"/>Hungarian: 294</text:p>
      <text:p text:style-name="Standard"><text:s text:c="8"/>Switzerland: 123</text:p>
      <text:p text:style-name="Standard"><text:s text:c="6"/>Long Beach VA: 200</text:p>
      <text:p text:style-name="Standard"/>
      <text:p text:style-name="Standard">6. Number of Attributes: 76 (including the predicted attribute)</text:p>
      <text:p text:style-name="Standard"/>
      <text:p text:style-name="Standard">7. Attribute Information:</text:p>
      <text:p text:style-name="Standard"><text:s text:c="3"/>-- Only 14 used</text:p>
      <text:p text:style-name="Standard"><text:s text:c="6"/>-- 1. #3 <text:s/>(age) <text:s text:c="6"/></text:p>
      <text:p text:style-name="Standard"><text:s text:c="6"/>-- 2. #4 <text:s/>(sex) <text:s text:c="6"/></text:p>
      <text:p text:style-name="Standard"><text:s text:c="6"/>-- 3. #9 <text:s/>(cp) <text:s text:c="7"/></text:p>
      <text:p text:style-name="Standard"><text:s text:c="6"/>-- 4. #10 (trestbps) <text:s/></text:p>
      <text:p text:style-name="Standard"><text:s text:c="6"/>-- 5. #12 (chol) <text:s text:c="5"/></text:p>
      <text:p text:style-name="Standard"><text:s text:c="6"/>-- 6. #16 (fbs) <text:s text:c="6"/></text:p>
      <text:p text:style-name="Standard"><text:s text:c="6"/>-- 7. #19 (restecg) <text:s text:c="2"/></text:p>
      <text:p text:style-name="Standard"><text:s text:c="6"/>-- 8. #32 (thalach) <text:s text:c="2"/></text:p>
      <text:p text:style-name="Standard"><text:s text:c="6"/>-- 9. #38 (exang) <text:s text:c="4"/></text:p>
      <text:p text:style-name="Standard"><text:s text:c="6"/>-- 10. #40 (oldpeak) <text:s text:c="2"/></text:p>
      <text:p text:style-name="Standard"><text:s text:c="6"/>-- 11. #41 (slope) <text:s text:c="4"/></text:p>
      <text:p text:style-name="Standard"><text:s text:c="6"/>-- 12. #44 (ca) <text:s text:c="7"/></text:p>
      <text:p text:style-name="Standard"><text:s text:c="6"/>-- 13. #51 (thal) <text:s text:c="5"/></text:p>
      <text:p text:style-name="Standard"><text:s text:c="6"/>-- 14. #58 (num) <text:s text:c="6"/>(the predicted attribute)</text:p>
      <text:p text:style-name="Standard"/>
      <text:p text:style-name="Standard"><text:s text:c="3"/>-- Complete attribute documentation:</text:p>
      <text:p text:style-name="Standard"><text:s text:c="6"/>1 id: patient identification number</text:p>
      <text:p text:style-name="Standard"><text:s text:c="6"/>2 ccf: social security number (I replaced this with a dummy value of 0)</text:p>
      <text:p text:style-name="Standard"><text:s text:c="6"/>3 age: age in years</text:p>
      <text:p text:style-name="Standard"><text:s text:c="6"/>4 sex: sex (1 = male; 0 = female)</text:p>
      <text:p text:style-name="Standard"><text:s text:c="6"/>5 painloc: chest pain location (1 = substernal; 0 = otherwise)</text:p>
      <text:p text:style-name="Standard"><text:s text:c="6"/>6 painexer (1 = provoked by exertion; 0 = otherwise)</text:p>
      <text:p text:style-name="Standard"><text:s text:c="6"/>7 relrest (1 = relieved after rest; 0 = otherwise)</text:p>
      <text:p text:style-name="Standard"><text:s text:c="6"/>8 pncaden (sum of 5, 6, and 7)</text:p>
      <text:p text:style-name="Standard"><text:s text:c="6"/>9 cp: chest pain type</text:p>
      <text:p text:style-name="Standard"><text:s text:c="8"/>-- Value 1: typical angina</text:p>
      <text:p text:style-name="Standard"><text:s text:c="8"/>-- Value 2: atypical angina</text:p>
      <text:p text:style-name="Standard"><text:s text:c="8"/>-- Value 3: non-anginal pain</text:p>
      <text:p text:style-name="Standard"><text:s text:c="8"/>-- Value 4: asymptomatic</text:p>
      <text:p text:style-name="Standard"><text:s text:c="5"/>10 trestbps: resting blood pressure (in mm Hg on admission to the </text:p>
      <text:p text:style-name="Standard"><text:s text:c="8"/>hospital)</text:p>
      <text:p text:style-name="Standard"><text:s text:c="5"/>11 htn</text:p>
      <text:p text:style-name="Standard"><text:s text:c="5"/>12 chol: serum cholestoral in mg/dl</text:p>
      <text:p text:style-name="Standard"><text:s text:c="5"/>13 smoke: I believe this is 1 = yes; 0 = no (is or is not a smoker)</text:p>
      <text:p text:style-name="Standard"><text:s text:c="5"/>14 cigs (cigarettes per day)</text:p>
      <text:p text:style-name="Standard"><text:s text:c="5"/>15 years (number of years as a smoker)</text:p>
      <text:p text:style-name="Standard"><text:s text:c="5"/>16 fbs: (fasting blood sugar &gt; 120 mg/dl) <text:s/>(1 = true; 0 = false)</text:p>
      <text:p text:style-name="Standard"><text:s text:c="5"/>17 dm (1 = history of diabetes; 0 = no such history)</text:p>
      <text:p text:style-name="Standard"><text:s text:c="5"/>18 famhist: family history of coronary artery disease (1 = yes; 0 = no)</text:p>
      <text:p text:style-name="Standard"><text:s text:c="5"/>19 restecg: resting electrocardiographic results</text:p>
      <text:p text:style-name="Standard"><text:s text:c="8"/>-- Value 0: normal</text:p>
      <text:p text:style-name="Standard"><text:s text:c="8"/>-- Value 1: having ST-T wave abnormality (T wave inversions and/or ST </text:p>
      <text:p text:style-name="Standard"><text:s text:c="20"/>elevation or depression of &gt; 0.05 mV)</text:p>
      <text:p text:style-name="Standard"><text:s text:c="8"/>-- Value 2: showing probable or definite left ventricular hypertrophy</text:p>
      <text:p text:style-name="Standard"><text:soft-page-break/><text:s text:c="20"/>by Estes' criteria</text:p>
      <text:p text:style-name="Standard"><text:s text:c="5"/>20 ekgmo (month of exercise ECG reading)</text:p>
      <text:p text:style-name="Standard"><text:s text:c="5"/>21 ekgday(day of exercise ECG reading)</text:p>
      <text:p text:style-name="Standard"><text:s text:c="5"/>22 ekgyr (year of exercise ECG reading)</text:p>
      <text:p text:style-name="Standard"><text:s text:c="5"/>23 dig (digitalis used furing exercise ECG: 1 = yes; 0 = no)</text:p>
      <text:p text:style-name="Standard"><text:s text:c="5"/>24 prop (Beta blocker used during exercise ECG: 1 = yes; 0 = no)</text:p>
      <text:p text:style-name="Standard"><text:s text:c="5"/>25 nitr (nitrates used during exercise ECG: 1 = yes; 0 = no)</text:p>
      <text:p text:style-name="Standard"><text:s text:c="5"/>26 pro (calcium channel blocker used during exercise ECG: 1 = yes; 0 = no)</text:p>
      <text:p text:style-name="Standard"><text:s text:c="5"/>27 diuretic (diuretic used used during exercise ECG: 1 = yes; 0 = no)</text:p>
      <text:p text:style-name="Standard"><text:s text:c="5"/>28 proto: exercise protocol</text:p>
      <text:p text:style-name="Standard"><text:s text:c="10"/>1 = Bruce <text:s text:c="4"/></text:p>
      <text:p text:style-name="Standard"><text:s text:c="10"/>2 = Kottus</text:p>
      <text:p text:style-name="Standard"><text:s text:c="10"/>3 = McHenry</text:p>
      <text:p text:style-name="Standard"><text:s text:c="10"/>4 = fast Balke</text:p>
      <text:p text:style-name="Standard"><text:s text:c="10"/>5 = Balke</text:p>
      <text:p text:style-name="Standard"><text:s text:c="10"/>6 = Noughton </text:p>
      <text:p text:style-name="Standard"><text:s text:c="10"/>7 = bike 150 kpa min/min <text:s/>(Not sure if "kpa min/min" is what was </text:p>
      <text:p text:style-name="Standard"><text:s text:c="14"/>written!)</text:p>
      <text:p text:style-name="Standard"><text:s text:c="10"/>8 = bike 125 kpa min/min <text:s/></text:p>
      <text:p text:style-name="Standard"><text:s text:c="10"/>9 = bike 100 kpa min/min</text:p>
      <text:p text:style-name="Standard"><text:s text:c="9"/>10 = bike 75 kpa min/min</text:p>
      <text:p text:style-name="Standard"><text:s text:c="9"/>11 = bike 50 kpa min/min</text:p>
      <text:p text:style-name="Standard"><text:s text:c="9"/>12 = arm ergometer</text:p>
      <text:p text:style-name="Standard"><text:s text:c="5"/>29 thaldur: duration of exercise test in minutes</text:p>
      <text:p text:style-name="Standard"><text:s text:c="5"/>30 thaltime: time when ST measure depression was noted</text:p>
      <text:p text:style-name="Standard"><text:s text:c="5"/>31 met: mets achieved</text:p>
      <text:p text:style-name="Standard"><text:s text:c="5"/>32 thalach: maximum heart rate achieved</text:p>
      <text:p text:style-name="Standard"><text:s text:c="5"/>33 thalrest: resting heart rate</text:p>
      <text:p text:style-name="Standard"><text:s text:c="5"/>34 tpeakbps: peak exercise blood pressure (first of 2 parts)</text:p>
      <text:p text:style-name="Standard"><text:s text:c="5"/>35 tpeakbpd: peak exercise blood pressure (second of 2 parts)</text:p>
      <text:p text:style-name="Standard"><text:s text:c="5"/>36 dummy</text:p>
      <text:p text:style-name="Standard"><text:s text:c="5"/>37 trestbpd: resting blood pressure</text:p>
      <text:p text:style-name="Standard"><text:s text:c="5"/>38 exang: exercise induced angina (1 = yes; 0 = no)</text:p>
      <text:p text:style-name="Standard"><text:s text:c="5"/>39 xhypo: (1 = yes; 0 = no)</text:p>
      <text:p text:style-name="Standard"><text:s text:c="5"/>40 oldpeak = ST depression induced by exercise relative to rest</text:p>
      <text:p text:style-name="Standard"><text:s text:c="5"/>41 slope: the slope of the peak exercise ST segment</text:p>
      <text:p text:style-name="Standard"><text:s text:c="8"/>-- Value 1: upsloping</text:p>
      <text:p text:style-name="Standard"><text:s text:c="8"/>-- Value 2: flat</text:p>
      <text:p text:style-name="Standard"><text:s text:c="8"/>-- Value 3: downsloping</text:p>
      <text:p text:style-name="Standard"><text:s text:c="5"/>42 rldv5: height at rest</text:p>
      <text:p text:style-name="Standard"><text:s text:c="5"/>43 rldv5e: height at peak exercise</text:p>
      <text:p text:style-name="Standard"><text:s text:c="5"/>44 ca: number of major vessels (0-3) colored by flourosopy</text:p>
      <text:p text:style-name="Standard"><text:s text:c="5"/>45 restckm: irrelevant</text:p>
      <text:p text:style-name="Standard"><text:s text:c="5"/>46 exerckm: irrelevant</text:p>
      <text:p text:style-name="Standard"><text:s text:c="5"/>47 restef: rest raidonuclid (sp?) ejection fraction</text:p>
      <text:p text:style-name="Standard"><text:s text:c="5"/>48 restwm: rest wall (sp?) motion abnormality</text:p>
      <text:p text:style-name="Standard"><text:s text:c="8"/>0 = none</text:p>
      <text:p text:style-name="Standard"><text:s text:c="8"/>1 = mild or moderate</text:p>
      <text:p text:style-name="Standard"><text:s text:c="8"/>2 = moderate or severe</text:p>
      <text:p text:style-name="Standard"><text:s text:c="8"/>3 = akinesis or dyskmem (sp?)</text:p>
      <text:p text:style-name="Standard"><text:s text:c="5"/>49 exeref: exercise radinalid (sp?) ejection fraction</text:p>
      <text:p text:style-name="Standard"><text:s text:c="5"/>50 exerwm: exercise wall (sp?) motion </text:p>
      <text:p text:style-name="Standard"><text:soft-page-break/><text:s text:c="5"/>51 thal: 3 = normal; 6 = fixed defect; 7 = reversable defect</text:p>
      <text:p text:style-name="Standard"><text:s text:c="5"/>52 thalsev: not used</text:p>
      <text:p text:style-name="Standard"><text:s text:c="5"/>53 thalpul: not used</text:p>
      <text:p text:style-name="Standard"><text:s text:c="5"/>54 earlobe: not used</text:p>
      <text:p text:style-name="Standard"><text:s text:c="5"/>55 cmo: month of cardiac cath (sp?) <text:s/>(perhaps "call")</text:p>
      <text:p text:style-name="Standard"><text:s text:c="5"/>56 cday: day of cardiac cath (sp?)</text:p>
      <text:p text:style-name="Standard"><text:s text:c="5"/>57 cyr: year of cardiac cath (sp?)</text:p>
      <text:p text:style-name="Standard"><text:s text:c="5"/>58 num: diagnosis of heart disease (angiographic disease status)</text:p>
      <text:p text:style-name="Standard"><text:s text:c="8"/>-- Value 0: &lt; 50% diameter narrowing</text:p>
      <text:p text:style-name="Standard"><text:s text:c="8"/>-- Value 1: &gt; 50% diameter narrowing</text:p>
      <text:p text:style-name="Standard"><text:s text:c="8"/>(in any major vessel: attributes 59 through 68 are vessels)</text:p>
      <text:p text:style-name="Standard"><text:s text:c="5"/>59 lmt</text:p>
      <text:p text:style-name="Standard"><text:s text:c="5"/>60 ladprox</text:p>
      <text:p text:style-name="Standard"><text:s text:c="5"/>61 laddist</text:p>
      <text:p text:style-name="Standard"><text:s text:c="5"/>62 diag</text:p>
      <text:p text:style-name="Standard"><text:s text:c="5"/>63 cxmain</text:p>
      <text:p text:style-name="Standard"><text:s text:c="5"/>64 ramus</text:p>
      <text:p text:style-name="Standard"><text:s text:c="5"/>65 om1</text:p>
      <text:p text:style-name="Standard"><text:s text:c="5"/>66 om2</text:p>
      <text:p text:style-name="Standard"><text:s text:c="5"/>67 rcaprox</text:p>
      <text:p text:style-name="Standard"><text:s text:c="5"/>68 rcadist</text:p>
      <text:p text:style-name="Standard"><text:s text:c="5"/>69 lvx1: not used</text:p>
      <text:p text:style-name="Standard"><text:s text:c="5"/>70 lvx2: not used</text:p>
      <text:p text:style-name="Standard"><text:s text:c="5"/>71 lvx3: not used</text:p>
      <text:p text:style-name="Standard"><text:s text:c="5"/>72 lvx4: not used</text:p>
      <text:p text:style-name="Standard"><text:s text:c="5"/>73 lvf: not used</text:p>
      <text:p text:style-name="Standard"><text:s text:c="5"/>74 cathef: not used</text:p>
      <text:p text:style-name="Standard"><text:s text:c="5"/>75 junk: not used</text:p>
      <text:p text:style-name="Standard"><text:s text:c="5"/>76 name: last name of patient </text:p>
      <text:p text:style-name="Standard"><text:tab/>(I replaced this with the dummy string "name")</text:p>
      <text:p text:style-name="Standard"/>
      <text:p text:style-name="Standard">9. Missing Attribute Values: Several. <text:s/>Distinguished with value -9.0.</text:p>
      <text:p text:style-name="Standard"/>
      <text:p text:style-name="Standard">10. Class Distribution:</text:p>
      <text:p text:style-name="Standard"><text:s text:c="8"/>Database: <text:s text:c="5"/>0 <text:s text:c="2"/>1 <text:s text:c="2"/>2 <text:s text:c="2"/>3 <text:s text:c="2"/>4 Total</text:p>
      <text:p text:style-name="Standard"><text:s text:c="10"/>Cleveland: 164 <text:s/>55 <text:s/>36 <text:s/>35 <text:s/>13 <text:s text:c="2"/>303</text:p>
      <text:p text:style-name="Standard"><text:s text:c="10"/>Hungarian: 188 <text:s/>37 <text:s/>26 <text:s/>28 <text:s/>15 <text:s text:c="2"/>294</text:p>
      <text:p text:style-name="Standard"><text:s text:c="8"/>Switzerland: <text:s text:c="2"/>8 <text:s/>48 <text:s/>32 <text:s/>30 <text:s text:c="2"/>5 <text:s text:c="2"/>123</text:p>
      <text:p text:style-name="Standard"><text:s text:c="6"/>Long Beach VA: <text:s/>51 <text:s/>56 <text:s/>41 <text:s/>42 <text:s/>10 <text:s text:c="2"/>2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09:16.722265961</meta:creation-date>
    <dc:date>2019-10-22T12:09:31.242880444</dc:date>
    <meta:editing-duration>PT15S</meta:editing-duration>
    <meta:editing-cycles>1</meta:editing-cycles>
    <meta:document-statistic meta:table-count="0" meta:image-count="0" meta:object-count="0" meta:page-count="5" meta:paragraph-count="227" meta:word-count="1401" meta:character-count="9815" meta:non-whitespace-character-count="6990"/>
    <meta:generator>LibreOffice/6.0.7.3$Linux_X86_64 LibreOffice_project/00m0$Build-3</meta:generator>
  </office:meta>
</office:document-meta>
</file>